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10bc2d" style:font-weight-asian="bold" style:font-weight-complex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officeooo:rsid="0010bc2d" officeooo:paragraph-rsid="0010bc2d" style:font-style-asian="italic" style:font-style-complex="italic"/>
    </style:style>
    <style:style style:name="P6" style:family="paragraph" style:parent-style-name="Standard">
      <style:text-properties officeooo:rsid="0010bc2d" officeooo:paragraph-rsid="0010bc2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0bc2d" officeooo:paragraph-rsid="0010bc2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0bc2d" officeooo:paragraph-rsid="0010bc2d" style:text-blinking="false" fo:background-color="transparent"/>
    </style:style>
    <style:style style:name="T1" style:family="text">
      <style:text-properties fo:color="#800000" loext:opacity="100%" style:font-name="Monospace" fo:font-size="9pt" fo:font-weight="bold" fo:background-color="#ffffff" loext:char-shading-value="0" style:font-size-asian="9pt" style:font-weight-asian="bold"/>
    </style:style>
    <style:style style:name="T2" style:family="text">
      <style:text-properties fo:color="#800000" loext:opacity="100%" style:font-name="Monospace" fo:font-size="9pt" fo:font-weight="bold" style:font-size-asian="9pt" style:font-weight-asian="bold"/>
    </style:style>
    <style:style style:name="T3" style:family="text">
      <style:text-properties fo:color="#800000" loext:opacity="100%" style:font-name="Monospace" fo:font-size="9pt" fo:font-weight="bold" fo:background-color="#fffae3" loext:char-shading-value="0" style:font-size-asian="9pt" style:font-weight-asian="bold"/>
    </style:style>
    <style:style style:name="T4" style:family="text">
      <style:text-properties fo:color="#800000" loext:opacity="100%" style:font-name="Monospace" fo:font-size="9pt" fo:background-color="#fffae3" loext:char-shading-value="0" style:font-size-asian="9pt"/>
    </style:style>
    <style:style style:name="T5" style:family="text">
      <style:text-properties fo:color="#800000" loext:opacity="100%" style:font-name="Monospace" fo:font-size="9pt" officeooo:rsid="0010bc2d" fo:background-color="#fffae3" loext:char-shading-value="0" style:font-size-asian="9pt"/>
    </style:style>
    <style:style style:name="T6" style:family="text">
      <style:text-properties fo:color="#000000" loext:opacity="100%" style:font-name="Monospace" fo:font-size="9pt" fo:background-color="#ffffff" loext:char-shading-value="0" style:font-size-asian="9pt"/>
    </style:style>
    <style:style style:name="T7" style:family="text">
      <style:text-properties fo:color="#000000" loext:opacity="100%" style:font-name="Monospace" fo:font-size="9pt" style:font-size-asian="9pt"/>
    </style:style>
    <style:style style:name="T8" style:family="text">
      <style:text-properties fo:color="#808000" loext:opacity="100%" style:font-name="Monospace" fo:font-size="9pt" fo:background-color="#ffffff" loext:char-shading-value="0" style:font-size-asian="9pt"/>
    </style:style>
    <style:style style:name="T9" style:family="text">
      <style:text-properties fo:color="#808000" loext:opacity="100%" style:font-name="Monospace" fo:font-size="9pt" style:font-size-asian="9pt"/>
    </style:style>
    <style:style style:name="T10" style:family="text">
      <style:text-properties fo:color="#808000" loext:opacity="100%" style:font-name="Monospace" fo:font-size="9pt" fo:background-color="#fffae3" loext:char-shading-value="0" style:font-size-asian="9pt"/>
    </style:style>
    <style:style style:name="T11" style:family="text">
      <style:text-properties fo:color="#000080" loext:opacity="100%" style:font-name="Monospace" fo:font-size="9pt" fo:background-color="#ffffff" loext:char-shading-value="0" style:font-size-asian="9pt"/>
    </style:style>
    <style:style style:name="T12" style:family="text">
      <style:text-properties fo:color="#000080" loext:opacity="100%" style:font-name="Monospace"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6">Turtlemint DB:</text:p>
      <text:p text:style-name="Standard"/>
      <text:p text:style-name="P4"><text:span text:style-name="T10">LifePolicyTermValidator:</text:span></text:p>
      <text:p text:style-name="Standard"/>
      <text:p text:style-name="Standard"/>
      <text:p text:style-name="P1"><text:span text:style-name="T1">{</text:span></text:p>
      <text:p text:style-name="P1"><text:span text:style-name="T6"><text:s text:c="4"/></text:span><text:span text:style-name="T8">"_id"</text:span><text:span text:style-name="T6"> </text:span><text:span text:style-name="T1">:</text:span><text:span text:style-name="T6"> ObjectId</text:span><text:span text:style-name="T1">(</text:span><text:span text:style-name="T8">"5e5395f34c72d34d903ccd5a"</text:span><text:span text:style-name="T1">),</text:span></text:p>
      <text:p text:style-name="P1"><text:span text:style-name="T6"><text:s text:c="4"/></text:span><text:span text:style-name="T8">"Product_Code"</text:span><text:span text:style-name="T6"> </text:span><text:span text:style-name="T1">:</text:span><text:span text:style-name="T6"> </text:span><text:span text:style-name="T8">"P14"</text:span><text:span text:style-name="T1">,</text:span></text:p>
      <text:p text:style-name="P1"><text:span text:style-name="T6"><text:s text:c="4"/></text:span><text:span text:style-name="T8">"Provider_Product_Id"</text:span><text:span text:style-name="T6"> </text:span><text:span text:style-name="T1">:</text:span><text:span text:style-name="T6"> </text:span><text:span text:style-name="T8">"16007"</text:span><text:span text:style-name="T1">,</text:span></text:p>
      <text:p text:style-name="P1"><text:span text:style-name="T6"><text:s text:c="4"/></text:span><text:span text:style-name="T8">"Insurer_Code"</text:span><text:span text:style-name="T6"> </text:span><text:span text:style-name="T1">:</text:span><text:span text:style-name="T6"> </text:span><text:span text:style-name="T8">"ICICIPRULI"</text:span><text:span text:style-name="T1">,</text:span></text:p>
      <text:p text:style-name="P1"><text:span text:style-name="T6"><text:s text:c="4"/></text:span><text:span text:style-name="T8">"Policy_Term"</text:span><text:span text:style-name="T6"> </text:span><text:span text:style-name="T1">:</text:span><text:span text:style-name="T6"> NumberInt</text:span><text:span text:style-name="T1">(</text:span><text:span text:style-name="T11">21</text:span><text:span text:style-name="T1">),</text:span></text:p>
      <text:p text:style-name="P1"><text:span text:style-name="T6"><text:s text:c="4"/></text:span><text:span text:style-name="T8">"Premium_Payment_Term"</text:span><text:span text:style-name="T6"> </text:span><text:span text:style-name="T1">:</text:span><text:span text:style-name="T6"> NumberInt</text:span><text:span text:style-name="T1">(</text:span><text:span text:style-name="T11">21</text:span><text:span text:style-name="T1">),</text:span></text:p>
      <text:p text:style-name="P1"><text:span text:style-name="T6"><text:s text:c="4"/></text:span><text:span text:style-name="T8">"Payment_Frequency_Modes"</text:span><text:span text:style-name="T6"> </text:span><text:span text:style-name="T1">:</text:span><text:span text:style-name="T6"> </text:span><text:span text:style-name="T1">[</text:span></text:p>
      <text:p text:style-name="P1"><text:span text:style-name="T6"><text:s text:c="8"/>NumberInt</text:span><text:span text:style-name="T1">(</text:span><text:span text:style-name="T11">1</text:span><text:span text:style-name="T1">),</text:span></text:p>
      <text:p text:style-name="P1"><text:span text:style-name="T6"><text:s text:c="8"/>NumberInt</text:span><text:span text:style-name="T1">(</text:span><text:span text:style-name="T11">6</text:span><text:span text:style-name="T1">),</text:span></text:p>
      <text:p text:style-name="P1"><text:span text:style-name="T6"><text:s text:c="8"/>NumberInt</text:span><text:span text:style-name="T1">(</text:span><text:span text:style-name="T11">12</text:span><text:span text:style-name="T1">)</text:span></text:p>
      <text:p text:style-name="P1"><text:span text:style-name="T6"><text:s text:c="4"/></text:span><text:span text:style-name="T1">],</text:span></text:p>
      <text:p text:style-name="P1"><text:span text:style-name="T6"><text:s text:c="4"/></text:span><text:span text:style-name="T8">"Option"</text:span><text:span text:style-name="T6"> </text:span><text:span text:style-name="T1">:</text:span><text:span text:style-name="T6"> NumberInt</text:span><text:span text:style-name="T1">(</text:span><text:span text:style-name="T6">-</text:span><text:span text:style-name="T11">1</text:span><text:span text:style-name="T1">),</text:span></text:p>
      <text:p text:style-name="P1"><text:span text:style-name="T6"><text:s text:c="4"/></text:span><text:span text:style-name="T8">"PT_Nvest_Flag"</text:span><text:span text:style-name="T6"> </text:span><text:span text:style-name="T1">:</text:span><text:span text:style-name="T6"> NumberInt</text:span><text:span text:style-name="T1">(</text:span><text:span text:style-name="T11">0</text:span><text:span text:style-name="T1">),</text:span></text:p>
      <text:p text:style-name="P1"><text:span text:style-name="T6"><text:s text:c="4"/></text:span><text:span text:style-name="T8">"PPT_Nvest_Flag"</text:span><text:span text:style-name="T6"> </text:span><text:span text:style-name="T1">:</text:span><text:span text:style-name="T6"> NumberInt</text:span><text:span text:style-name="T1">(</text:span><text:span text:style-name="T11">0</text:span><text:span text:style-name="T1">)</text:span></text:p>
      <text:p text:style-name="P1"><text:span text:style-name="T1">}</text:span></text:p>
      <text:p text:style-name="P1"><text:span text:style-name="T1">{</text:span></text:p>
      <text:p text:style-name="P1"><text:span text:style-name="T6"><text:s text:c="4"/></text:span><text:span text:style-name="T8">"_id"</text:span><text:span text:style-name="T6"> </text:span><text:span text:style-name="T1">:</text:span><text:span text:style-name="T6"> ObjectId</text:span><text:span text:style-name="T1">(</text:span><text:span text:style-name="T8">"5e5395f34c72d34d903ccd61"</text:span><text:span text:style-name="T1">),</text:span></text:p>
      <text:p text:style-name="P1"><text:span text:style-name="T7"><text:s text:c="4"/></text:span><text:span text:style-name="T9">"Product_Code"</text:span><text:span text:style-name="T7"> </text:span><text:span text:style-name="T2">:</text:span><text:span text:style-name="T7"> </text:span><text:span text:style-name="T9">"P15"</text:span><text:span text:style-name="T2">,</text:span></text:p>
      <text:p text:style-name="P1"><text:span text:style-name="T6"><text:s text:c="4"/></text:span><text:span text:style-name="T8">"Provider_Product_Id"</text:span><text:span text:style-name="T6"> </text:span><text:span text:style-name="T1">:</text:span><text:span text:style-name="T6"> </text:span><text:span text:style-name="T8">"23002"</text:span><text:span text:style-name="T1">,</text:span></text:p>
      <text:p text:style-name="P1"><text:span text:style-name="T6"><text:s text:c="4"/></text:span><text:span text:style-name="T8">"Insurer_Code"</text:span><text:span text:style-name="T6"> </text:span><text:span text:style-name="T1">:</text:span><text:span text:style-name="T6"> </text:span><text:span text:style-name="T8">"LICLI"</text:span><text:span text:style-name="T1">,</text:span></text:p>
      <text:p text:style-name="P1"><text:span text:style-name="T6"><text:s text:c="4"/></text:span><text:span text:style-name="T8">"Policy_Term"</text:span><text:span text:style-name="T6"> </text:span><text:span text:style-name="T1">:</text:span><text:span text:style-name="T6"> NumberInt</text:span><text:span text:style-name="T1">(</text:span><text:span text:style-name="T11">17</text:span><text:span text:style-name="T1">),</text:span></text:p>
      <text:p text:style-name="P1"><text:span text:style-name="T6"><text:s text:c="4"/></text:span><text:span text:style-name="T8">"Premium_Payment_Term"</text:span><text:span text:style-name="T6"> </text:span><text:span text:style-name="T1">:</text:span><text:span text:style-name="T6"> NumberInt</text:span><text:span text:style-name="T1">(</text:span><text:span text:style-name="T11">17</text:span><text:span text:style-name="T1">),</text:span></text:p>
      <text:p text:style-name="P1"><text:span text:style-name="T6"><text:s text:c="4"/></text:span><text:span text:style-name="T8">"Payment_Frequency_Modes"</text:span><text:span text:style-name="T6"> </text:span><text:span text:style-name="T1">:</text:span><text:span text:style-name="T6"> </text:span><text:span text:style-name="T1">[</text:span></text:p>
      <text:p text:style-name="P1"><text:span text:style-name="T6"><text:s text:c="8"/>NumberInt</text:span><text:span text:style-name="T1">(</text:span><text:span text:style-name="T11">1</text:span><text:span text:style-name="T1">),</text:span></text:p>
      <text:p text:style-name="P1"><text:span text:style-name="T6"><text:s text:c="8"/>NumberInt</text:span><text:span text:style-name="T1">(</text:span><text:span text:style-name="T11">3</text:span><text:span text:style-name="T1">),</text:span></text:p>
      <text:p text:style-name="P1"><text:span text:style-name="T6"><text:s text:c="8"/>NumberInt</text:span><text:span text:style-name="T1">(</text:span><text:span text:style-name="T11">6</text:span><text:span text:style-name="T1">),</text:span></text:p>
      <text:p text:style-name="P1"><text:span text:style-name="T6"><text:s text:c="8"/>NumberInt</text:span><text:span text:style-name="T1">(</text:span><text:span text:style-name="T11">12</text:span><text:span text:style-name="T1">)</text:span></text:p>
      <text:p text:style-name="P1"><text:span text:style-name="T6"><text:s text:c="4"/></text:span><text:span text:style-name="T1">],</text:span></text:p>
      <text:p text:style-name="P1"><text:span text:style-name="T6"><text:s text:c="4"/></text:span><text:span text:style-name="T8">"Option"</text:span><text:span text:style-name="T6"> </text:span><text:span text:style-name="T1">:</text:span><text:span text:style-name="T6"> NumberInt</text:span><text:span text:style-name="T1">(</text:span><text:span text:style-name="T6">-</text:span><text:span text:style-name="T11">1</text:span><text:span text:style-name="T1">),</text:span></text:p>
      <text:p text:style-name="P1"><text:span text:style-name="T6"><text:s text:c="4"/></text:span><text:span text:style-name="T8">"PT_Nvest_Flag"</text:span><text:span text:style-name="T6"> </text:span><text:span text:style-name="T1">:</text:span><text:span text:style-name="T6"> NumberInt</text:span><text:span text:style-name="T1">(</text:span><text:span text:style-name="T11">0</text:span><text:span text:style-name="T1">),</text:span></text:p>
      <text:p text:style-name="P1"><text:span text:style-name="T6"><text:s text:c="4"/></text:span><text:span text:style-name="T8">"PPT_Nvest_Flag"</text:span><text:span text:style-name="T6"> </text:span><text:span text:style-name="T1">:</text:span><text:span text:style-name="T6"> NumberInt</text:span><text:span text:style-name="T1">(</text:span><text:span text:style-name="T11">0</text:span><text:span text:style-name="T1">)</text:span></text:p>
      <text:p text:style-name="P1"><text:span text:style-name="T1">}</text:span></text:p>
      <text:p text:style-name="P1"><text:span text:style-name="T1">{</text:span></text:p>
      <text:p text:style-name="P1"><text:span text:style-name="T6"><text:s text:c="4"/></text:span><text:span text:style-name="T8">"_id"</text:span><text:span text:style-name="T6"> </text:span><text:span text:style-name="T1">:</text:span><text:span text:style-name="T6"> ObjectId</text:span><text:span text:style-name="T1">(</text:span><text:span text:style-name="T8">"5e5395f34c72d34d903ccd68"</text:span><text:span text:style-name="T1">),</text:span></text:p>
      <text:p text:style-name="P1"><text:span text:style-name="T6"><text:s text:c="4"/></text:span><text:span text:style-name="T8">"Product_Code"</text:span><text:span text:style-name="T6"> </text:span><text:span text:style-name="T1">:</text:span><text:span text:style-name="T6"> </text:span><text:span text:style-name="T8">"P15"</text:span><text:span text:style-name="T1">,</text:span></text:p>
      <text:p text:style-name="P1"><text:span text:style-name="T6"><text:s text:c="4"/></text:span><text:span text:style-name="T8">"Provider_Product_Id"</text:span><text:span text:style-name="T6"> </text:span><text:span text:style-name="T1">:</text:span><text:span text:style-name="T6"> </text:span><text:span text:style-name="T8">"23002"</text:span><text:span text:style-name="T1">,</text:span></text:p>
      <text:p text:style-name="P1"><text:span text:style-name="T6"><text:s text:c="4"/></text:span><text:span text:style-name="T8">"Insurer_Code"</text:span><text:span text:style-name="T6"> </text:span><text:span text:style-name="T1">:</text:span><text:span text:style-name="T6"> </text:span><text:span text:style-name="T8">"LICLI"</text:span><text:span text:style-name="T1">,</text:span></text:p>
      <text:p text:style-name="P1"><text:span text:style-name="T6"><text:s text:c="4"/></text:span><text:span text:style-name="T8">"Policy_Term"</text:span><text:span text:style-name="T6"> </text:span><text:span text:style-name="T1">:</text:span><text:span text:style-name="T6"> NumberInt</text:span><text:span text:style-name="T1">(</text:span><text:span text:style-name="T11">24</text:span><text:span text:style-name="T1">),</text:span></text:p>
      <text:p text:style-name="P1"><text:span text:style-name="T6"><text:s text:c="4"/></text:span><text:span text:style-name="T8">"Premium_Payment_Term"</text:span><text:span text:style-name="T6"> </text:span><text:span text:style-name="T1">:</text:span><text:span text:style-name="T6"> NumberInt</text:span><text:span text:style-name="T1">(</text:span><text:span text:style-name="T11">24</text:span><text:span text:style-name="T1">),</text:span></text:p>
      <text:p text:style-name="P1"><text:span text:style-name="T6"><text:s text:c="4"/></text:span><text:span text:style-name="T8">"Payment_Frequency_Modes"</text:span><text:span text:style-name="T6"> </text:span><text:span text:style-name="T1">:</text:span><text:span text:style-name="T6"> </text:span><text:span text:style-name="T1">[</text:span></text:p>
      <text:p text:style-name="P1"><text:span text:style-name="T6"><text:s text:c="8"/>NumberInt</text:span><text:span text:style-name="T1">(</text:span><text:span text:style-name="T11">1</text:span><text:span text:style-name="T1">),</text:span></text:p>
      <text:p text:style-name="P1"><text:span text:style-name="T6"><text:s text:c="8"/>NumberInt</text:span><text:span text:style-name="T1">(</text:span><text:span text:style-name="T11">3</text:span><text:span text:style-name="T1">),</text:span></text:p>
      <text:p text:style-name="P1"><text:span text:style-name="T6"><text:s text:c="8"/>NumberInt</text:span><text:span text:style-name="T1">(</text:span><text:span text:style-name="T11">6</text:span><text:span text:style-name="T1">),</text:span></text:p>
      <text:p text:style-name="P1"><text:span text:style-name="T6"><text:s text:c="8"/>NumberInt</text:span><text:span text:style-name="T1">(</text:span><text:span text:style-name="T11">12</text:span><text:span text:style-name="T1">)</text:span></text:p>
      <text:p text:style-name="P1"><text:span text:style-name="T6"><text:s text:c="4"/></text:span><text:span text:style-name="T1">],</text:span></text:p>
      <text:p text:style-name="P1"><text:span text:style-name="T6"><text:s text:c="4"/></text:span><text:span text:style-name="T8">"Option"</text:span><text:span text:style-name="T6"> </text:span><text:span text:style-name="T1">:</text:span><text:span text:style-name="T6"> NumberInt</text:span><text:span text:style-name="T1">(</text:span><text:span text:style-name="T6">-</text:span><text:span text:style-name="T11">1</text:span><text:span text:style-name="T1">),</text:span></text:p>
      <text:p text:style-name="P1"><text:span text:style-name="T6"><text:s text:c="4"/></text:span><text:span text:style-name="T8">"PT_Nvest_Flag"</text:span><text:span text:style-name="T6"> </text:span><text:span text:style-name="T1">:</text:span><text:span text:style-name="T6"> NumberInt</text:span><text:span text:style-name="T1">(</text:span><text:span text:style-name="T11">0</text:span><text:span text:style-name="T1">),</text:span></text:p>
      <text:p text:style-name="P1"><text:span text:style-name="T6"><text:s text:c="4"/></text:span><text:span text:style-name="T8">"PPT_Nvest_Flag"</text:span><text:span text:style-name="T6"> </text:span><text:span text:style-name="T1">:</text:span><text:span text:style-name="T6"> NumberInt</text:span><text:span text:style-name="T1">(</text:span><text:span text:style-name="T11">0</text:span><text:span text:style-name="T1">)</text:span></text:p>
      <text:p text:style-name="P1"><text:span text:style-name="T1"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"><text:span text:style-name="T10">lifeIncomeValidator:</text:span></text:p>
      <text:p text:style-name="P4"><text:span text:style-name="T10"/></text:p>
      <text:p text:style-name="P4"><text:span text:style-name="T10"/></text:p>
      <text:p text:style-name="P1"><text:span text:style-name="T1">{</text:span></text:p>
      <text:p text:style-name="P1"><text:span text:style-name="T6"><text:s text:c="4"/></text:span><text:span text:style-name="T8">"_id"</text:span><text:span text:style-name="T6"> </text:span><text:span text:style-name="T1">:</text:span><text:span text:style-name="T6"> ObjectId</text:span><text:span text:style-name="T1">(</text:span><text:span text:style-name="T8">"5f579e0418f45257574036e0"</text:span><text:span text:style-name="T1">),</text:span></text:p>
      <text:p text:style-name="P1"><text:span text:style-name="T6"><text:s text:c="4"/></text:span><text:span text:style-name="T8">"Product_Code"</text:span><text:span text:style-name="T6"> </text:span><text:span text:style-name="T1">:</text:span><text:span text:style-name="T6"> </text:span><text:span text:style-name="T8">"P14"</text:span><text:span text:style-name="T1">,</text:span></text:p>
      <text:p text:style-name="P1"><text:span text:style-name="T6"><text:s text:c="4"/></text:span><text:span text:style-name="T8">"Option"</text:span><text:span text:style-name="T6"> </text:span><text:span text:style-name="T1">:</text:span><text:span text:style-name="T6"> NumberInt</text:span><text:span text:style-name="T1">(</text:span><text:span text:style-name="T6">-</text:span><text:span text:style-name="T11">1</text:span><text:span text:style-name="T1">),</text:span></text:p>
      <text:p text:style-name="P1"><text:span text:style-name="T6"><text:s text:c="4"/></text:span><text:span text:style-name="T8">"Plan_Type"</text:span><text:span text:style-name="T6"> </text:span><text:span text:style-name="T1">:</text:span><text:span text:style-name="T6"> </text:span><text:span text:style-name="T8">"ULIP"</text:span><text:span text:style-name="T1">,</text:span></text:p>
      <text:p text:style-name="P1"><text:span text:style-name="T6"><text:s text:c="4"/></text:span><text:span text:style-name="T8">"Min_Income"</text:span><text:span text:style-name="T6"> </text:span><text:span text:style-name="T1">:</text:span><text:span text:style-name="T6"> NumberLong</text:span><text:span text:style-name="T1">(</text:span><text:span text:style-name="T6">-</text:span><text:span text:style-name="T11">1</text:span><text:span text:style-name="T1">),</text:span></text:p>
      <text:p text:style-name="P1"><text:span text:style-name="T6"><text:s text:c="4"/></text:span><text:span text:style-name="T8">"Max_Income"</text:span><text:span text:style-name="T6"> </text:span><text:span text:style-name="T1">:</text:span><text:span text:style-name="T6"> NumberLong</text:span><text:span text:style-name="T1">(</text:span><text:span text:style-name="T11">99999999999</text:span><text:span text:style-name="T1">)</text:span></text:p>
      <text:p text:style-name="P1"><text:span text:style-name="T1">}</text:span></text:p>
      <text:p text:style-name="P1"><text:span text:style-name="T1">{</text:span></text:p>
      <text:p text:style-name="P1"><text:span text:style-name="T6"><text:s text:c="4"/></text:span><text:span text:style-name="T8">"_id"</text:span><text:span text:style-name="T6"> </text:span><text:span text:style-name="T1">:</text:span><text:span text:style-name="T6"> ObjectId</text:span><text:span text:style-name="T1">(</text:span><text:span text:style-name="T8">"5f579e0418f45257574036e1"</text:span><text:span text:style-name="T1">),</text:span></text:p>
      <text:p text:style-name="P1"><text:span text:style-name="T6"><text:s text:c="4"/></text:span><text:span text:style-name="T8">"Product_Code"</text:span><text:span text:style-name="T6"> </text:span><text:span text:style-name="T1">:</text:span><text:span text:style-name="T6"> </text:span><text:span text:style-name="T8">"P15"</text:span><text:span text:style-name="T1">,</text:span></text:p>
      <text:p text:style-name="P1"><text:span text:style-name="T6"><text:s text:c="4"/></text:span><text:span text:style-name="T8">"Option"</text:span><text:span text:style-name="T6"> </text:span><text:span text:style-name="T1">:</text:span><text:span text:style-name="T6"> NumberInt</text:span><text:span text:style-name="T1">(</text:span><text:span text:style-name="T6">-</text:span><text:span text:style-name="T11">1</text:span><text:span text:style-name="T1">),</text:span></text:p>
      <text:p text:style-name="P1"><text:span text:style-name="T6"><text:s text:c="4"/></text:span><text:span text:style-name="T8">"Plan_Type"</text:span><text:span text:style-name="T6"> </text:span><text:span text:style-name="T1">:</text:span><text:span text:style-name="T6"> </text:span><text:span text:style-name="T8">"Participating"</text:span><text:span text:style-name="T1">,</text:span></text:p>
      <text:p text:style-name="P1"><text:span text:style-name="T6"><text:s text:c="4"/></text:span><text:span text:style-name="T8">"Min_Income"</text:span><text:span text:style-name="T6"> </text:span><text:span text:style-name="T1">:</text:span><text:span text:style-name="T6"> NumberLong</text:span><text:span text:style-name="T1">(</text:span><text:span text:style-name="T6">-</text:span><text:span text:style-name="T11">1</text:span><text:span text:style-name="T1">),</text:span></text:p>
      <text:p text:style-name="P1"><text:span text:style-name="T6"><text:s text:c="4"/></text:span><text:span text:style-name="T8">"Max_Income"</text:span><text:span text:style-name="T6"> </text:span><text:span text:style-name="T1">:</text:span><text:span text:style-name="T6"> NumberLong</text:span><text:span text:style-name="T1">(</text:span><text:span text:style-name="T11">99999999999</text:span><text:span text:style-name="T1">)</text:span></text:p>
      <text:p text:style-name="P1"><text:span text:style-name="T1">}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7"><text:span text:style-name="T3">Master DB:</text:span></text:p>
      <text:p text:style-name="P1"><text:span text:style-name="T3"/></text:p>
      <text:p text:style-name="P1"><text:span text:style-name="T3"/></text:p>
      <text:p text:style-name="P3"><text:span text:style-name="T4">///</text:span><text:span text:style-name="T5">IntegrationCallsMeta</text:span><text:span text:style-name="T4">:</text:span></text:p>
      <text:p text:style-name="P1"><text:span text:style-name="T3"/></text:p>
      <text:p text:style-name="P1"><text:span text:style-name="T3"/></text:p>
      <text:p text:style-name="P1"><text:span text:style-name="T3">{</text:span></text:p>
      <text:p text:style-name="P1"><text:span text:style-name="T3"><text:s text:c="4"/>"_id" : ObjectId("633bfd330829653c4ae51494"),</text:span></text:p>
      <text:p text:style-name="P1"><text:span text:style-name="T3"><text:s text:c="4"/>"vertical" : "LIFE",</text:span></text:p>
      <text:p text:style-name="P1"><text:span text:style-name="T3"><text:s text:c="4"/>"tmRequestType" : "QUOTES_REQUEST",</text:span></text:p>
      <text:p text:style-name="P1"><text:span text:style-name="T3"><text:s text:c="4"/>"integrationProvider" : "HLIFE_YBL",</text:span></text:p>
      <text:p text:style-name="P1"><text:span text:style-name="T3"><text:s text:c="4"/>"providerCallsFlow" : [</text:span></text:p>
      <text:p text:style-name="P1"><text:span text:style-name="T3"><text:s text:c="8"/>"YESBANK_HDFC_NON_TERMY24_OLD_QUOTES_REQUEST"</text:span></text:p>
      <text:p text:style-name="P1"><text:span text:style-name="T3"><text:s text:c="4"/>]</text:span></text:p>
      <text:p text:style-name="P1"><text:span text:style-name="T3">}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pan text:style-name="T4">///IntegraionMapping: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{</text:span></text:p>
      <text:p text:style-name="P1"><text:span text:style-name="T3"><text:s text:c="4"/>"_id" : "YESBANK_HDFC_NON_TERMY24_OLD_QUOTES_REQUEST",</text:span></text:p>
      <text:p text:style-name="P1"><text:span text:style-name="T3"><text:s text:c="4"/>"integrationProvider" : "HLIFE_YBL",</text:span></text:p>
      <text:p text:style-name="P1"><text:span text:style-name="T3"><text:s text:c="4"/>"isIntermediateCall" : false,</text:span></text:p>
      <text:p text:style-name="P1"><text:span text:style-name="T3"><text:s text:c="4"/>"requestMapping" : [</text:span></text:p>
      <text:p text:style-name="P1"><text:span text:style-name="T3"><text:s text:c="8"/>{</text:span></text:p>
      <text:p text:style-name="P1"><text:span text:style-name="T3"><text:s text:c="12"/>"from" : "",</text:span></text:p>
      <text:p text:style-name="P1"><text:span text:style-name="T3"><text:s text:c="12"/>"to" : "GenerateQuoteForPosInput.head.source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HARDCODED",</text:span></text:p>
      <text:p text:style-name="P1"><text:span text:style-name="T3"><text:s text:c="20"/>"value" : "EasyNsure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",</text:span></text:p>
      <text:p text:style-name="P1"><text:span text:style-name="T3"><text:s text:c="12"/>"to" : "GenerateQuoteForPosInput.head.userid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oft-page-break/><text:span text:style-name="T3"><text:s text:c="16"/>{</text:span></text:p>
      <text:p text:style-name="P1"><text:span text:style-name="T3"><text:s text:c="20"/>"name" : "HARDCODED",</text:span></text:p>
      <text:p text:style-name="P1"><text:span text:style-name="T3"><text:s text:c="20"/>"value" : "00000020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txnid",</text:span></text:p>
      <text:p text:style-name="P1"><text:span text:style-name="T3"><text:s text:c="12"/>"to" : "GenerateQuoteForPosInput.head.txnid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GENERATE_UNIQUE",</text:span></text:p>
      <text:p text:style-name="P1"><text:span text:style-name="T3"><text:s text:c="20"/>"value" : {</text:span></text:p>
      <text:p text:style-name="P1"><text:span text:style-name="T3"><text:s text:c="24"/>"type" : "numeric",</text:span></text:p>
      <text:p text:style-name="P1"><text:span text:style-name="T3"><text:s text:c="24"/>"length" : "9",</text:span></text:p>
      <text:p text:style-name="P1"><text:span text:style-name="T3"><text:s text:c="24"/>"isCapital" : "true"</text:span></text:p>
      <text:p text:style-name="P1"><text:span text:style-name="T3"><text:s text:c="20"/>}</text:span></text:p>
      <text:p text:style-name="P1"><text:span text:style-name="T3"><text:s text:c="16"/>},</text:span></text:p>
      <text:p text:style-name="P1"><text:span text:style-name="T3"><text:s text:c="16"/>{</text:span></text:p>
      <text:p text:style-name="P1"><text:span text:style-name="T3"><text:s text:c="20"/>"name" : "EXPRESSION",</text:span></text:p>
      <text:p text:style-name="P1"><text:span text:style-name="T3"><text:s text:c="20"/>"value" : "\"HLIYBL\".concat(txnid)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request.currentDate",</text:span></text:p>
      <text:p text:style-name="P1"><text:span text:style-name="T3"><text:s text:c="12"/>"to" : "GenerateQuoteForPosInput.body.quotedtls.incpDt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/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request.currentDate",</text:span></text:p>
      <text:p text:style-name="P1"><text:span text:style-name="T3"><text:s text:c="12"/>"to" : "GenerateQuoteForPosInput.body.quotedtls.quoteDate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/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",</text:span></text:p>
      <text:p text:style-name="P1"><text:span text:style-name="T3"><text:s text:c="12"/>"to" : "GenerateQuoteForPosInput.body.quotedtls.jnk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HARDCODED",</text:span></text:p>
      <text:p text:style-name="P1"><text:span text:style-name="T3"><text:s text:c="20"/>"value" : "N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request.insurerSpecificFields.isNri",</text:span></text:p>
      <text:p text:style-name="P1"><text:span text:style-name="T3"><text:s text:c="12"/>"to" : "GenerateQuoteForPosInput.body.quotedtls.nri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/></text:p>
      <text:p text:style-name="P1"><text:span text:style-name="T3"><text:s text:c="12"/>],</text:span></text:p>
      <text:p text:style-name="P1"><text:soft-page-break/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",</text:span></text:p>
      <text:p text:style-name="P1"><text:span text:style-name="T3"><text:s text:c="12"/>"to" : "GenerateQuoteForPosInput.body.quotedtls.chnl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HARDCODED",</text:span></text:p>
      <text:p text:style-name="P1"><text:span text:style-name="T3"><text:s text:c="20"/>"value" : "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",</text:span></text:p>
      <text:p text:style-name="P1"><text:span text:style-name="T3"><text:s text:c="12"/>"to" : "GenerateQuoteForPosInput.body.quotedtls.chnlptnr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HARDCODED",</text:span></text:p>
      <text:p text:style-name="P1"><text:span text:style-name="T3"><text:s text:c="20"/>"value" : "Bancassurance - Yes Bank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",</text:span></text:p>
      <text:p text:style-name="P1"><text:span text:style-name="T3"><text:s text:c="12"/>"to" : "GenerateQuoteForPosInput.body.quotedtls.subchnl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HARDCODED",</text:span></text:p>
      <text:p text:style-name="P1"><text:span text:style-name="T3"><text:s text:c="20"/>"value" : "Sub channel Name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request.premium",</text:span></text:p>
      <text:p text:style-name="P1"><text:span text:style-name="T3"><text:s text:c="12"/>"to" : "GenerateQuoteForPosInput.body.quotedtls.premium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/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request.sumAssured",</text:span></text:p>
      <text:p text:style-name="P1"><text:span text:style-name="T3"><text:s text:c="12"/>"to" : "GenerateQuoteForPosInput.body.quotedtls.sumAssured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/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request.policyTerm",</text:span></text:p>
      <text:p text:style-name="P1"><text:span text:style-name="T3"><text:s text:c="12"/>"to" : "GenerateQuoteForPosInput.body.quotedtls.term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/></text:p>
      <text:p text:style-name="P1"><text:span text:style-name="T3"><text:s text:c="12"/>],</text:span></text:p>
      <text:p text:style-name="P1"><text:soft-page-break/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request.premiumPaymentTerm",</text:span></text:p>
      <text:p text:style-name="P1"><text:span text:style-name="T3"><text:s text:c="12"/>"to" : "GenerateQuoteForPosInput.body.quotedtls.ppt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/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",</text:span></text:p>
      <text:p text:style-name="P1"><text:span text:style-name="T3"><text:s text:c="12"/>"to" : "GenerateQuoteForPosInput.body.quotedtls.freq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EXPRESSION",</text:span></text:p>
      <text:p text:style-name="P1"><text:span text:style-name="T3"><text:s text:c="20"/>"value" : "constants.PremiumPaymentFrequency[request.premiumPaymentFrequency]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",</text:span></text:p>
      <text:p text:style-name="P1"><text:span text:style-name="T3"><text:s text:c="12"/>"to" : "GenerateQuoteForPosInput.body.quotedtls.income_term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CUSTOM",</text:span></text:p>
      <text:p text:style-name="P1"><text:span text:style-name="T3"><text:s text:c="20"/>"value" : "var productCode =arg.scope.request.productCode;var optionCode =arg.scope.request.optionCode;var ppt=arg.scope.request.premiumPaymentTerm; if(productCode=== 'Y24' &amp;&amp; optionCode==='2'){ if(ppt=='11' || ppt=='12'){arg.result='12'}else if(ppt=='7' || ppt=='8' || ppt=='9' || ppt=='10'){arg.result='10'} } else if(productCode=== 'Y24' &amp;&amp; optionCode==='4'){ if(ppt=='10' || ppt=='11' || ppt=='12'){arg.result='25'}else if(ppt&lt;=9 || ppt&gt;= 5){arg.result='30'} }else{arg.result=''}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Integer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",</text:span></text:p>
      <text:p text:style-name="P1"><text:span text:style-name="T3"><text:s text:c="12"/>"to" : "GenerateQuoteForPosInput.body.quotedtls.deathBenefitMultiple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CUSTOM",</text:span></text:p>
      <text:p text:style-name="P1"><text:span text:style-name="T3"><text:s text:c="20"/>"value" : "var productCode =arg.scope.request.productCode;var optionCode =arg.scope.request.optionCode; if((productCode=== 'Y27' || optionCode==='1') &amp;&amp; arg.scope.request.premiumPaymentTerm==='1') { if(arg.scope.request.age&lt;=50){arg.result='FIXED'} else{arg.result='LOW'} } else {arg.result='FIXED'}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",</text:span></text:p>
      <text:p text:style-name="P1"><text:span text:style-name="T3"><text:s text:c="12"/>"to" : "GenerateQuoteForPosInput.body.quotedtls.paymethod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HARDCODED",</text:span></text:p>
      <text:p text:style-name="P1"><text:soft-page-break/><text:span text:style-name="T3"><text:s text:c="20"/>"value" : "MOP_SIECS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",</text:span></text:p>
      <text:p text:style-name="P1"><text:span text:style-name="T3"><text:s text:c="12"/>"to" : "GenerateQuoteForPosInput.body.quotedtls.touchpoint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HARDCODED",</text:span></text:p>
      <text:p text:style-name="P1"><text:span text:style-name="T3"><text:s text:c="20"/>"value" : "POS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",</text:span></text:p>
      <text:p text:style-name="P1"><text:span text:style-name="T3"><text:s text:c="12"/>"to" : "GenerateQuoteForPosInput.body.quotedtls.product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EXPRESSION",</text:span></text:p>
      <text:p text:style-name="P1"><text:span text:style-name="T3"><text:s text:c="20"/>"value" : "constants.prodcd[request.productCode]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",</text:span></text:p>
      <text:p text:style-name="P1"><text:span text:style-name="T3"><text:s text:c="12"/>"to" : "GenerateQuoteForPosInput.body.quotedtls.plan",</text:span></text:p>
      <text:p text:style-name="P1"><text:span text:style-name="T3"><text:s text:c="12"/>"defaultValue" : "Guaranteed Income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EXPRESSION",</text:span></text:p>
      <text:p text:style-name="P1"><text:span text:style-name="T3"><text:s text:c="20"/>"value" : "constants.ProductCodeOptionCode[request.productCodeOptionCode]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",</text:span></text:p>
      <text:p text:style-name="P1"><text:span text:style-name="T3"><text:s text:c="12"/>"to" : "GenerateQuoteForPosInput.body.quotedtls.qtstatus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HARDCODED",</text:span></text:p>
      <text:p text:style-name="P1"><text:span text:style-name="T3"><text:s text:c="20"/>"value" : "NEW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",</text:span></text:p>
      <text:p text:style-name="P1"><text:span text:style-name="T3"><text:s text:c="12"/>"to" : "GenerateQuoteForPosInput.body.quotedtls.instype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HARDCODED",</text:span></text:p>
      <text:p text:style-name="P1"><text:span text:style-name="T3"><text:s text:c="20"/>"value" : "INST_INDV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oft-page-break/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request.tobaccoStatus",</text:span></text:p>
      <text:p text:style-name="P1"><text:span text:style-name="T3"><text:s text:c="12"/>"to" : "GenerateQuoteForPosInput.body.quotedtls.tobstatus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/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",</text:span></text:p>
      <text:p text:style-name="P1"><text:span text:style-name="T3"><text:s text:c="12"/>"to" : "GenerateQuoteForPosInput.body.quotedtls.isInsured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HARDCODED",</text:span></text:p>
      <text:p text:style-name="P1"><text:span text:style-name="T3"><text:s text:c="20"/>"value" : "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",</text:span></text:p>
      <text:p text:style-name="P1"><text:span text:style-name="T3"><text:s text:c="12"/>"to" : "GenerateQuoteForPosInput.body.quotedtls.qniproduct",</text:span></text:p>
      <text:p text:style-name="P1"><text:span text:style-name="T3"><text:s text:c="12"/>"defaultValue" : "SUPH",</text:span></text:p>
      <text:p text:style-name="P1"><text:span text:style-name="T3"><text:s text:c="12"/>"rules" : [</text:span></text:p>
      <text:p text:style-name="P1"><text:span text:style-name="T3"/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",</text:span></text:p>
      <text:p text:style-name="P1"><text:span text:style-name="T3"><text:s text:c="12"/>"to" : "GenerateQuoteForPosInput.body.quotedtls.isproposer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CUSTOM",</text:span></text:p>
      <text:p text:style-name="P1"><text:span text:style-name="T3"><text:s text:c="20"/>"value" : "if(arg.scope.request.insurerSpecificFields.buyingFor==='self'){arg.result='Y'} else{arg.result='N'}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NOTE: Passing as hardcoded for now as for Quotes NEW, it doesn't matter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",</text:span></text:p>
      <text:p text:style-name="P1"><text:span text:style-name="T3"><text:s text:c="12"/>"to" : "GenerateQuoteForPosInput.body.quotedtls.proposerBuyingForItself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CUSTOM",</text:span></text:p>
      <text:p text:style-name="P1"><text:span text:style-name="T3"><text:s text:c="20"/>"value" : "if(arg.scope.request.insurerSpecificFields.buyingFor==='self'){arg.result='Yes'} else{arg.result='No'}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NOTE: Passing as hardcoded since for this plan proposer will always buy for self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oft-page-break/><text:span text:style-name="T3"><text:s text:c="12"/>"from" : "",</text:span></text:p>
      <text:p text:style-name="P1"><text:span text:style-name="T3"><text:s text:c="12"/>"to" : "GenerateQuoteForPosInput.body.quotedtls.pptOption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EXPRESSION",</text:span></text:p>
      <text:p text:style-name="P1"><text:span text:style-name="T3"><text:s text:c="20"/>"value" : "request.premiumPaymentTerm == 1 ? \"SINGLE\" : (request.premiumPaymentTerm == request.policyTerm ? \"REGULAR\" : \"LIMITED\")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request.dateOfBirth",</text:span></text:p>
      <text:p text:style-name="P1"><text:span text:style-name="T3"><text:s text:c="12"/>"to" : "GenerateQuoteForPosInput.body.quotedtls.lifeassured.dob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DATE",</text:span></text:p>
      <text:p text:style-name="P1"><text:span text:style-name="T3"><text:s text:c="20"/>"value" : {</text:span></text:p>
      <text:p text:style-name="P1"><text:span text:style-name="T3"><text:s text:c="24"/>"method" : "format",</text:span></text:p>
      <text:p text:style-name="P1"><text:span text:style-name="T3"><text:s text:c="24"/>"srcFormat" : "DD-MM-YYYY",</text:span></text:p>
      <text:p text:style-name="P1"><text:span text:style-name="T3"><text:s text:c="24"/>"destFormat" : "DD/MM/YYYY"</text:span></text:p>
      <text:p text:style-name="P1"><text:span text:style-name="T3"><text:s text:c="20"/>}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***** TODO *****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",</text:span></text:p>
      <text:p text:style-name="P1"><text:span text:style-name="T3"><text:s text:c="12"/>"to" : "GenerateQuoteForPosInput.body.quotedtls.lifeassured.gender",</text:span></text:p>
      <text:p text:style-name="P1"><text:span text:style-name="T3"><text:s text:c="12"/>"defaultValue" : "M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EXPRESSION",</text:span></text:p>
      <text:p text:style-name="P1"><text:span text:style-name="T3"><text:s text:c="20"/>"value" : "constants.Gender[request.gender]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request.insurerSpecificFields.fname",</text:span></text:p>
      <text:p text:style-name="P1"><text:span text:style-name="T3"><text:s text:c="12"/>"to" : "GenerateQuoteForPosInput.body.quotedtls.lifeassured.fname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/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request.lifeAssured.personalInformation.lastName",</text:span></text:p>
      <text:p text:style-name="P1"><text:span text:style-name="T3"><text:s text:c="12"/>"fromParentPath" : "request.lifeAssured",</text:span></text:p>
      <text:p text:style-name="P1"><text:span text:style-name="T3"><text:s text:c="12"/>"to" : "GenerateQuoteForPosInput.body.quotedtls.lifeassured.lname",</text:span></text:p>
      <text:p text:style-name="P1"><text:span text:style-name="T3"><text:s text:c="12"/>"toParentPath" : "GenerateQuoteForPosInput.body.quotedtls.lifeassured",</text:span></text:p>
      <text:p text:style-name="P1"><text:span text:style-name="T3"><text:s text:c="12"/>"listType" : "LIST_TO_LIST",</text:span></text:p>
      <text:p text:style-name="P1"><text:span text:style-name="T3"><text:s text:c="12"/>"isList" : true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/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request.insurerSpecificFields.email",</text:span></text:p>
      <text:p text:style-name="P1"><text:soft-page-break/><text:span text:style-name="T3"><text:s text:c="12"/>"to" : "GenerateQuoteForPosInput.body.quotedtls.lifeassured.email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CUSTOM",</text:span></text:p>
      <text:p text:style-name="P1"><text:span text:style-name="T3"><text:s text:c="20"/>"value" : "arg.result = JSON.parse(arg.scope.request.insurerSpecificFields.email)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request.insurerSpecificFields.mobileNumber",</text:span></text:p>
      <text:p text:style-name="P1"><text:span text:style-name="T3"><text:s text:c="12"/>"to" : "GenerateQuoteForPosInput.body.quotedtls.lifeassured.mobno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CUSTOM",</text:span></text:p>
      <text:p text:style-name="P1"><text:span text:style-name="T3"><text:s text:c="20"/>"value" : "arg.result = JSON.parse(arg.scope.request.insurerSpecificFields.mobileNumber)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request.insurerSpecificFields.mobileNumber",</text:span></text:p>
      <text:p text:style-name="P1"><text:span text:style-name="T3"><text:s text:c="12"/>"to" : "GenerateQuoteForPosInput.body.quotedtls.lifeassured.mobnopre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CUSTOM",</text:span></text:p>
      <text:p text:style-name="P1"><text:span text:style-name="T3"><text:s text:c="20"/>"value" : "arg.result = JSON.parse(arg.scope.request.insurerSpecificFields.mobileNumber)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request.insurerSpecificFields.country",</text:span></text:p>
      <text:p text:style-name="P1"><text:span text:style-name="T3"><text:s text:c="12"/>"to" : "GenerateQuoteForPosInput.body.quotedtls.lifeassured.cntry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CUSTOM",</text:span></text:p>
      <text:p text:style-name="P1"><text:span text:style-name="T3"><text:s text:c="20"/>"value" : "arg.result = JSON.parse(arg.scope.request.insurerSpecificFields.country)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request.insurerSpecificFields.State",</text:span></text:p>
      <text:p text:style-name="P1"><text:span text:style-name="T3"><text:s text:c="12"/>"to" : "GenerateQuoteForPosInput.body.quotedtls.lifeassured.state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CUSTOM",</text:span></text:p>
      <text:p text:style-name="P1"><text:span text:style-name="T3"><text:s text:c="20"/>"value" : "arg.result = JSON.parse(arg.scope.request.insurerSpecificFields.State)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oft-page-break/><text:span text:style-name="T3"><text:s text:c="12"/>"from" : "request.insurerSpecificFields.city",</text:span></text:p>
      <text:p text:style-name="P1"><text:span text:style-name="T3"><text:s text:c="12"/>"to" : "GenerateQuoteForPosInput.body.quotedtls.lifeassured.city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CUSTOM",</text:span></text:p>
      <text:p text:style-name="P1"><text:span text:style-name="T3"><text:s text:c="20"/>"value" : "arg.result = JSON.parse(arg.scope.request.insurerSpecificFields.city)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request.insurerSpecificFields.nationality",</text:span></text:p>
      <text:p text:style-name="P1"><text:span text:style-name="T3"><text:s text:c="12"/>"to" : "GenerateQuoteForPosInput.body.quotedtls.lifeassured.nationality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/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request.insurerSpecificFields.residentStatus",</text:span></text:p>
      <text:p text:style-name="P1"><text:span text:style-name="T3"><text:s text:c="12"/>"to" : "GenerateQuoteForPosInput.body.quotedtls.lifeassured.residentstatus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/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",</text:span></text:p>
      <text:p text:style-name="P1"><text:span text:style-name="T3"><text:s text:c="12"/>"to" : "GenerateQuoteForPosInput.body.quotedtls.prodcat_cd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HARDCODED",</text:span></text:p>
      <text:p text:style-name="P1"><text:span text:style-name="T3"><text:s text:c="20"/>"value" : "SVNG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",</text:span></text:p>
      <text:p text:style-name="P1"><text:span text:style-name="T3"><text:s text:c="12"/>"to" : "GenerateQuoteForPosInput.body.quotedtls.paymethod_cd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HARDCODED",</text:span></text:p>
      <text:p text:style-name="P1"><text:span text:style-name="T3"><text:s text:c="20"/>"value" : "MOP_SIECS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",</text:span></text:p>
      <text:p text:style-name="P1"><text:span text:style-name="T3"><text:s text:c="12"/>"to" : "GenerateQuoteForPosInput.body.quotedtls.pyfrequency",</text:span></text:p>
      <text:p text:style-name="P1"><text:span text:style-name="T3"><text:s text:c="12"/>"defaultValue" : "Annual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EXPRESSION",</text:span></text:p>
      <text:p text:style-name="P1"><text:span text:style-name="T3"><text:s text:c="20"/>"value" : "request.premiumPaymentFrequency == \"MONTHLY\" ? \"Monthly\" : request.premiumPaymentFrequency == \"YEARLY\" ? \"Annual\" : request.premiumPaymentFrequency </text:span><text:soft-page-break/><text:span text:style-name="T3">== \"QUARTERLY\" ? \"Quarterly\" : request.premiumPaymentFrequency == \"HALF_YEARLY\" ? \"Half Yearly\": request.premiumPaymentFrequency 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",</text:span></text:p>
      <text:p text:style-name="P1"><text:span text:style-name="T3"><text:s text:c="12"/>"to" : "GenerateQuoteForPosInput.body.outputFmt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HARDCODED",</text:span></text:p>
      <text:p text:style-name="P1"><text:span text:style-name="T3"><text:s text:c="20"/>"value" : "JSON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",</text:span></text:p>
      <text:p text:style-name="P1"><text:span text:style-name="T3"><text:s text:c="12"/>"to" : "GenerateQuoteForPosInput.body.agentcd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HARDCODED",</text:span></text:p>
      <text:p text:style-name="P1"><text:span text:style-name="T3"><text:s text:c="20"/>"value" : "00864529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request.premium",</text:span></text:p>
      <text:p text:style-name="P1"><text:span text:style-name="T3"><text:s text:c="12"/>"to" : "GenerateQuoteForPosInput.body.totpremium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/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",</text:span></text:p>
      <text:p text:style-name="P1"><text:span text:style-name="T3"><text:s text:c="12"/>"to" : "GenerateQuoteForPosInput.body.generateonlyflag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><text:s text:c="16"/>{</text:span></text:p>
      <text:p text:style-name="P1"><text:span text:style-name="T3"><text:s text:c="20"/>"name" : "HARDCODED",</text:span></text:p>
      <text:p text:style-name="P1"><text:span text:style-name="T3"><text:s text:c="20"/>"value" : "GEN_SAVE"</text:span></text:p>
      <text:p text:style-name="P1"><text:span text:style-name="T3"><text:s text:c="16"/>}</text:span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</text:span></text:p>
      <text:p text:style-name="P1"><text:span text:style-name="T3"><text:s text:c="4"/>],</text:span></text:p>
      <text:p text:style-name="P1"><text:span text:style-name="T3"><text:s text:c="4"/>"responseMapping" : [</text:span></text:p>
      <text:p text:style-name="P1"><text:span text:style-name="T3"><text:s text:c="8"/>{</text:span></text:p>
      <text:p text:style-name="P1"><text:span text:style-name="T3"><text:s text:c="12"/>"from" : "YESBANK_HDFC_NON_TERMY24_OLD_QUOTES_REQUEST.nativeResponse.GenerateQuoteForPosOutput.head.status",</text:span></text:p>
      <text:p text:style-name="P1"><text:span text:style-name="T3"><text:s text:c="12"/>"to" : "status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/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oft-page-break/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YESBANK_HDFC_NON_TERMY24_OLD_QUOTES_REQUEST.nativeResponse.GenerateQuoteForPosOutput.body.finalizedqtdtls.quoteid",</text:span></text:p>
      <text:p text:style-name="P1"><text:span text:style-name="T3"><text:s text:c="12"/>"to" : "quoteId",</text:span></text:p>
      <text:p text:style-name="P1"><text:span text:style-name="T3"><text:s text:c="12"/>"defaultValue" : "qb8zcffwouy29",</text:span></text:p>
      <text:p text:style-name="P1"><text:span text:style-name="T3"><text:s text:c="12"/>"rules" : [</text:span></text:p>
      <text:p text:style-name="P1"><text:span text:style-name="T3"/></text:p>
      <text:p text:style-name="P1"><text:span text:style-name="T3"><text:s text:c="12"/>],</text:span></text:p>
      <text:p text:style-name="P1"><text:span text:style-name="T3"><text:s text:c="12"/>"datatype" : "String",</text:span></text:p>
      <text:p text:style-name="P1"><text:span text:style-name="T3"><text:s text:c="12"/>"description" : "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datatype" : "String",</text:span></text:p>
      <text:p text:style-name="P1"><text:span text:style-name="T3"><text:s text:c="12"/>"defaultValue" : "1100022642182",</text:span></text:p>
      <text:p text:style-name="P1"><text:span text:style-name="T3"><text:s text:c="12"/>"description" : "REMOVE DEFAULT VALUE BEFORE PROD",</text:span></text:p>
      <text:p text:style-name="P1"><text:span text:style-name="T3"><text:s text:c="12"/>"from" : "YESBANK_HDFC_NON_TERMY24_OLD_QUOTES_REQUEST.nativeResponse.GenerateQuoteForPosOutput.body.finalizedqtdtls.appnum",</text:span></text:p>
      <text:p text:style-name="P1"><text:span text:style-name="T3"><text:s text:c="12"/>"rules" : [</text:span></text:p>
      <text:p text:style-name="P1"><text:span text:style-name="T3"/></text:p>
      <text:p text:style-name="P1"><text:span text:style-name="T3"><text:s text:c="12"/>],</text:span></text:p>
      <text:p text:style-name="P1"><text:span text:style-name="T3"><text:s text:c="12"/>"to" : "applicationNumber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datatype" : "String",</text:span></text:p>
      <text:p text:style-name="P1"><text:span text:style-name="T3"><text:s text:c="12"/>"defaultValue" : "FULLUW",</text:span></text:p>
      <text:p text:style-name="P1"><text:span text:style-name="T3"><text:s text:c="12"/>"description" : "REMOVE DEFAULT VALUE BEFORE PROD",</text:span></text:p>
      <text:p text:style-name="P1"><text:span text:style-name="T3"><text:s text:c="12"/>"from" : "YESBANK_HDFC_NON_TERMY24_OLD_QUOTES_REQUEST.nativeResponse.GenerateQuoteForPosOutput.body.finalizedqtdtls.uwtype",</text:span></text:p>
      <text:p text:style-name="P1"><text:span text:style-name="T3"><text:s text:c="12"/>"rules" : [</text:span></text:p>
      <text:p text:style-name="P1"><text:span text:style-name="T3"/></text:p>
      <text:p text:style-name="P1"><text:span text:style-name="T3"><text:s text:c="12"/>],</text:span></text:p>
      <text:p text:style-name="P1"><text:span text:style-name="T3"><text:s text:c="12"/>"to" : "underwritingType"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from" : "YESBANK_HDFC_NON_TERMY24_OLD_QUOTES_REQUEST.nativeResponse.GenerateQuoteForPosOutput.body.outputjsillustration",</text:span></text:p>
      <text:p text:style-name="P1"><text:span text:style-name="T3"><text:s text:c="12"/>"to" : "outputjsillustration",</text:span></text:p>
      <text:p text:style-name="P1"><text:span text:style-name="T3"><text:s text:c="12"/>"defaultValue" : "",</text:span></text:p>
      <text:p text:style-name="P1"><text:span text:style-name="T3"><text:s text:c="12"/>"rules" : [</text:span></text:p>
      <text:p text:style-name="P1"><text:span text:style-name="T3"/></text:p>
      <text:p text:style-name="P1"><text:span text:style-name="T3"><text:s text:c="12"/>],</text:span></text:p>
      <text:p text:style-name="P1"><text:span text:style-name="T3"><text:s text:c="12"/>"datatype" : "JSON",</text:span></text:p>
      <text:p text:style-name="P1"><text:span text:style-name="T3"><text:s text:c="12"/>"description" : ""</text:span></text:p>
      <text:p text:style-name="P1"><text:span text:style-name="T3"><text:s text:c="8"/>}</text:span></text:p>
      <text:p text:style-name="P1"><text:span text:style-name="T3"><text:s text:c="4"/>],</text:span></text:p>
      <text:p text:style-name="P1"><text:span text:style-name="T3"><text:s text:c="4"/>"apiConfiguration" : {</text:span></text:p>
      <text:p text:style-name="P1"><text:span text:style-name="T3"><text:s text:c="8"/>"apiType" : "SOAP_XML",</text:span></text:p>
      <text:p text:style-name="P1"><text:span text:style-name="T3"><text:s text:c="8"/>"payloadType" : "",</text:span></text:p>
      <text:p text:style-name="P1"><text:span text:style-name="T3"><text:s text:c="8"/>"url" : "https://soa.hdfclife.com/TEBT_QuoteGenerationWeb/sca/TEBT_QuoteGenerationWrapperWSExport/WEB-INF/wsdl/quotegenerationexternal/TEBT_QuoteGenerationWrapperWSExport_TEBT_QuoteGenerationWrapperInterfaceHttp_Service.wsdl",</text:span></text:p>
      <text:p text:style-name="P1"><text:span text:style-name="T3"><text:s text:c="8"/>"urlUAT" : "https://soa.hdfclife.com/TEBT_QuoteGenerationWeb/sca/TEBT_QuoteGenerationWrapperWSExport/WEB-INF/wsdl/quotegenerationexternal/TEBT_QuoteGenerationWrapperWSExport_TEBT_QuoteGenerationWrapperInterfaceHttp_Service.wsdl",</text:span></text:p>
      <text:p text:style-name="P1"><text:span text:style-name="T3"><text:s text:c="8"/>"methodName" : "generateQuoteForPos",</text:span></text:p>
      <text:p text:style-name="P1"><text:span text:style-name="T3"><text:s text:c="8"/>"wsdlOptions" : {</text:span></text:p>
      <text:p text:style-name="P1"><text:span text:style-name="T3"/></text:p>
      <text:p text:style-name="P1"><text:span text:style-name="T3"><text:s text:c="8"/>}</text:span></text:p>
      <text:p text:style-name="P1"><text:span text:style-name="T3"><text:s text:c="4"/>}</text:span></text:p>
      <text:p text:style-name="P1"><text:span text:style-name="T3">}</text:span></text:p>
      <text:p text:style-name="P1"><text:soft-page-break/><text:span text:style-name="T3"/></text:p>
      <text:p text:style-name="P1"><text:span text:style-name="T3"/></text:p>
      <text:p text:style-name="P1"><text:span text:style-name="T3"/></text:p>
      <text:p text:style-name="P7"><text:span text:style-name="T3">formConfigMaster:</text:span></text:p>
      <text:p text:style-name="P7"><text:span text:style-name="T3"/></text:p>
      <text:p text:style-name="P7"><text:span text:style-name="T3"/></text:p>
      <text:p text:style-name="P5"><text:span text:style-name="T3">FormConfig:</text:span></text:p>
      <text:p text:style-name="P7"><text:span text:style-name="T3"/></text:p>
      <text:p text:style-name="P1"><text:span text:style-name="T1">{</text:span></text:p>
      <text:p text:style-name="P1"><text:span text:style-name="T6"><text:s text:c="4"/></text:span><text:span text:style-name="T8">"_id"</text:span><text:span text:style-name="T6"> </text:span><text:span text:style-name="T1">:</text:span><text:span text:style-name="T6"> ObjectId</text:span><text:span text:style-name="T1">(</text:span><text:span text:style-name="T8">"5c98660c3dc08e30c522cff4"</text:span><text:span text:style-name="T1">),</text:span></text:p>
      <text:p text:style-name="P1"><text:span text:style-name="T6"><text:s text:c="4"/></text:span><text:span text:style-name="T8">"broker"</text:span><text:span text:style-name="T6"> </text:span><text:span text:style-name="T1">:</text:span><text:span text:style-name="T6"> </text:span><text:span text:style-name="T8">"turtlemint"</text:span><text:span text:style-name="T1">,</text:span></text:p>
      <text:p text:style-name="P1"><text:span text:style-name="T6"><text:s text:c="4"/></text:span><text:span text:style-name="T8">"tenant"</text:span><text:span text:style-name="T6"> </text:span><text:span text:style-name="T1">:</text:span><text:span text:style-name="T6"> </text:span><text:span text:style-name="T8">"*"</text:span><text:span text:style-name="T1">,</text:span></text:p>
      <text:p text:style-name="P1"><text:span text:style-name="T6"><text:s text:c="4"/></text:span><text:span text:style-name="T8">"vertical"</text:span><text:span text:style-name="T6"> </text:span><text:span text:style-name="T1">:</text:span><text:span text:style-name="T6"> </text:span><text:span text:style-name="T8">"LIFE"</text:span><text:span text:style-name="T1">,</text:span></text:p>
      <text:p text:style-name="P1"><text:span text:style-name="T6"><text:s text:c="4"/></text:span><text:span text:style-name="T8">"insurer"</text:span><text:span text:style-name="T6"> </text:span><text:span text:style-name="T1">:</text:span><text:span text:style-name="T6"> </text:span><text:span text:style-name="T8">"*"</text:span><text:span text:style-name="T1">,</text:span></text:p>
      <text:p text:style-name="P1"><text:span text:style-name="T6"><text:s text:c="4"/></text:span><text:span text:style-name="T8">"productCode"</text:span><text:span text:style-name="T6"> </text:span><text:span text:style-name="T1">:</text:span><text:span text:style-name="T6"> </text:span><text:span text:style-name="T8">"P14"</text:span><text:span text:style-name="T1">,</text:span></text:p>
      <text:p text:style-name="P1"><text:span text:style-name="T6"><text:s text:c="4"/></text:span><text:span text:style-name="T8">"subProductCode"</text:span><text:span text:style-name="T6"> </text:span><text:span text:style-name="T1">:</text:span><text:span text:style-name="T6"> </text:span><text:span text:style-name="T8">"*"</text:span><text:span text:style-name="T1">,</text:span></text:p>
      <text:p text:style-name="P1"><text:span text:style-name="T6"><text:s text:c="4"/></text:span><text:span text:style-name="T8">"paymentFlow"</text:span><text:span text:style-name="T6"> </text:span><text:span text:style-name="T1">:</text:span><text:span text:style-name="T6"> </text:span><text:span text:style-name="T8">"REDIRECTION"</text:span><text:span text:style-name="T1">,</text:span></text:p>
      <text:p text:style-name="P1"><text:span text:style-name="T6"><text:s text:c="4"/></text:span><text:span text:style-name="T8">"paymentMode"</text:span><text:span text:style-name="T6"> </text:span><text:span text:style-name="T1">:</text:span><text:span text:style-name="T6"> </text:span><text:span text:style-name="T8">"ONLINE"</text:span><text:span text:style-name="T1">,</text:span></text:p>
      <text:p text:style-name="P1"><text:span text:style-name="T6"><text:s text:c="4"/></text:span><text:span text:style-name="T8">"formSchemaKey"</text:span><text:span text:style-name="T6"> </text:span><text:span text:style-name="T1">:</text:span><text:span text:style-name="T6"> </text:span><text:span text:style-name="T8">"LIFE_G2"</text:span><text:span text:style-name="T1">,</text:span></text:p>
      <text:p text:style-name="P1"><text:span text:style-name="T6"><text:s text:c="4"/></text:span><text:span text:style-name="T8">"formIntent"</text:span><text:span text:style-name="T6"> </text:span><text:span text:style-name="T1">:</text:span><text:span text:style-name="T6"> </text:span><text:span text:style-name="T8">"checkout"</text:span><text:span text:style-name="T1">,</text:span></text:p>
      <text:p text:style-name="P1"><text:span text:style-name="T6"><text:s text:c="4"/></text:span><text:span text:style-name="T8">"businessModel"</text:span><text:span text:style-name="T6"> </text:span><text:span text:style-name="T1">:</text:span><text:span text:style-name="T6"> </text:span><text:span text:style-name="T8">"B2C"</text:span></text:p>
      <text:p text:style-name="P7"><text:span text:style-name="T3">}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8"><text:bookmark text:name="docs-internal-guid-e8149adb-7fff-91ee-8094-597b8cb56565"/><text:span text:style-name="T3">lifeFormSchemaConfig:</text:span></text:p>
      <text:p text:style-name="P7"><text:span text:style-name="T3"/></text:p>
      <text:p text:style-name="P1"><text:span text:style-name="T3">{</text:span></text:p>
      <text:p text:style-name="P1"><text:span text:style-name="T6"><text:s text:c="4"/></text:span><text:span text:style-name="T8">"_id"</text:span><text:span text:style-name="T6"> </text:span><text:span text:style-name="T1">:</text:span><text:span text:style-name="T6"> ObjectId</text:span><text:span text:style-name="T1">(</text:span><text:span text:style-name="T8">"5c9864df3dc08e30c522cfbe"</text:span><text:span text:style-name="T1">),</text:span></text:p>
      <text:p text:style-name="P1"><text:span text:style-name="T6"><text:s text:c="4"/></text:span><text:span text:style-name="T8">"code"</text:span><text:span text:style-name="T6"> </text:span><text:span text:style-name="T1">:</text:span><text:span text:style-name="T6"> </text:span><text:span text:style-name="T8">"life-checkout"</text:span><text:span text:style-name="T1">,</text:span></text:p>
      <text:p text:style-name="P1"><text:span text:style-name="T6"><text:s text:c="4"/></text:span><text:span text:style-name="T8">"name"</text:span><text:span text:style-name="T6"> </text:span><text:span text:style-name="T1">:</text:span><text:span text:style-name="T6"> </text:span><text:span text:style-name="T8">"Life Checkout"</text:span><text:span text:style-name="T1">,</text:span></text:p>
      <text:p text:style-name="P1"><text:span text:style-name="T6"><text:s text:c="4"/></text:span><text:span text:style-name="T8">"currentSlide"</text:span><text:span text:style-name="T6"> </text:span><text:span text:style-name="T1">:</text:span><text:span text:style-name="T6"> </text:span><text:span text:style-name="T8">"insured-details"</text:span><text:span text:style-name="T1">,</text:span></text:p>
      <text:p text:style-name="P1"><text:span text:style-name="T6"><text:s text:c="4"/></text:span><text:span text:style-name="T8">"currentSlideIdx"</text:span><text:span text:style-name="T6"> </text:span><text:span text:style-name="T1">:</text:span><text:span text:style-name="T6"> NumberInt</text:span><text:span text:style-name="T1">(</text:span><text:span text:style-name="T11">1</text:span><text:span text:style-name="T1">),</text:span></text:p>
      <text:p text:style-name="P1"><text:span text:style-name="T6"><text:s text:c="4"/></text:span><text:span text:style-name="T8">"slides"</text:span><text:span text:style-name="T6"> </text:span><text:span text:style-name="T1">:</text:span><text:span text:style-name="T6"> </text:span><text:span text:style-name="T1">[</text:span></text:p>
      <text:p text:style-name="P1"><text:span text:style-name="T6"><text:s text:c="8"/></text:span><text:span text:style-name="T8">"payment_mode"</text:span><text:span text:style-name="T1">,</text:span></text:p>
      <text:p text:style-name="P1"><text:span text:style-name="T6"><text:s text:c="8"/></text:span><text:span text:style-name="T8">"G2_proposer_details"</text:span><text:span text:style-name="T1">,</text:span></text:p>
      <text:p text:style-name="P1"><text:span text:style-name="T6"><text:s text:c="8"/></text:span><text:span text:style-name="T8">"G2_insuredMember_details"</text:span><text:span text:style-name="T1">,</text:span></text:p>
      <text:p text:style-name="P1"><text:span text:style-name="T6"><text:s text:c="8"/></text:span><text:span text:style-name="T8">"user_approval"</text:span></text:p>
      <text:p text:style-name="P1"><text:span text:style-name="T6"><text:s text:c="4"/></text:span><text:span text:style-name="T1">],</text:span></text:p>
      <text:p text:style-name="P1"><text:span text:style-name="T6"><text:s text:c="4"/></text:span><text:span text:style-name="T8">"uniqueIdentifier"</text:span><text:span text:style-name="T6"> </text:span><text:span text:style-name="T1">:</text:span><text:span text:style-name="T6"> </text:span><text:span text:style-name="T8">"LIFE_G2"</text:span></text:p>
      <text:p text:style-name="P1"><text:span text:style-name="T1">}</text:span></text:p>
      <text:p text:style-name="P1"><text:span text:style-name="T1">{</text:span></text:p>
      <text:p text:style-name="P1"><text:span text:style-name="T6"><text:s text:c="4"/></text:span><text:span text:style-name="T8">"_id"</text:span><text:span text:style-name="T6"> </text:span><text:span text:style-name="T1">:</text:span><text:span text:style-name="T6"> ObjectId</text:span><text:span text:style-name="T1">(</text:span><text:span text:style-name="T8">"5c9b75a8b0877057108df553"</text:span><text:span text:style-name="T1">),</text:span></text:p>
      <text:p text:style-name="P1"><text:span text:style-name="T6"><text:s text:c="4"/></text:span><text:span text:style-name="T8">"code"</text:span><text:span text:style-name="T6"> </text:span><text:span text:style-name="T1">:</text:span><text:span text:style-name="T6"> </text:span><text:span text:style-name="T8">"life-checkout"</text:span><text:span text:style-name="T1">,</text:span></text:p>
      <text:p text:style-name="P1"><text:span text:style-name="T6"><text:s text:c="4"/></text:span><text:span text:style-name="T8">"name"</text:span><text:span text:style-name="T6"> </text:span><text:span text:style-name="T1">:</text:span><text:span text:style-name="T6"> </text:span><text:span text:style-name="T8">"Life Checkout"</text:span><text:span text:style-name="T1">,</text:span></text:p>
      <text:p text:style-name="P1"><text:span text:style-name="T6"><text:s text:c="4"/></text:span><text:span text:style-name="T8">"currentSlide"</text:span><text:span text:style-name="T6"> </text:span><text:span text:style-name="T1">:</text:span><text:span text:style-name="T6"> </text:span><text:span text:style-name="T8">"insured-details"</text:span><text:span text:style-name="T1">,</text:span></text:p>
      <text:p text:style-name="P1"><text:span text:style-name="T6"><text:s text:c="4"/></text:span><text:span text:style-name="T8">"currentSlideIdx"</text:span><text:span text:style-name="T6"> </text:span><text:span text:style-name="T1">:</text:span><text:span text:style-name="T6"> NumberInt</text:span><text:span text:style-name="T1">(</text:span><text:span text:style-name="T11">1</text:span><text:span text:style-name="T1">),</text:span></text:p>
      <text:p text:style-name="P1"><text:span text:style-name="T6"><text:s text:c="4"/></text:span><text:span text:style-name="T8">"slides"</text:span><text:span text:style-name="T6"> </text:span><text:span text:style-name="T1">:</text:span><text:span text:style-name="T6"> </text:span><text:span text:style-name="T1">[</text:span></text:p>
      <text:p text:style-name="P1"><text:span text:style-name="T6"><text:s text:c="8"/></text:span><text:span text:style-name="T8">"payment_mode"</text:span><text:span text:style-name="T1">,</text:span></text:p>
      <text:p text:style-name="P1"><text:span text:style-name="T6"><text:s text:c="8"/></text:span><text:span text:style-name="T8">"G2_proposer_details"</text:span><text:span text:style-name="T1">,</text:span></text:p>
      <text:p text:style-name="P1"><text:span text:style-name="T6"><text:s text:c="8"/></text:span><text:span text:style-name="T8">"G2_insuredMember_details"</text:span><text:span text:style-name="T1">,</text:span></text:p>
      <text:p text:style-name="P1"><text:span text:style-name="T7"><text:s text:c="8"/></text:span><text:span text:style-name="T9">"user_approval"</text:span></text:p>
      <text:p text:style-name="P1"><text:span text:style-name="T6"><text:s text:c="4"/></text:span><text:span text:style-name="T1">],</text:span></text:p>
      <text:p text:style-name="P1"><text:span text:style-name="T6"><text:s text:c="4"/></text:span><text:span text:style-name="T8">"uniqueIdentifier"</text:span><text:span text:style-name="T6"> </text:span><text:span text:style-name="T1">:</text:span><text:span text:style-name="T6"> </text:span><text:span text:style-name="T8">"LIFE_G3"</text:span></text:p>
      <text:p text:style-name="P1"><text:span text:style-name="T1">}</text:span></text:p>
      <text:p text:style-name="P1"><text:span text:style-name="T1">{</text:span></text:p>
      <text:p text:style-name="P1"><text:span text:style-name="T6"><text:s text:c="4"/></text:span><text:span text:style-name="T8">"_id"</text:span><text:span text:style-name="T6"> </text:span><text:span text:style-name="T1">:</text:span><text:span text:style-name="T6"> ObjectId</text:span><text:span text:style-name="T1">(</text:span><text:span text:style-name="T8">"5c9b75afb0877057108df554"</text:span><text:span text:style-name="T1">),</text:span></text:p>
      <text:p text:style-name="P1"><text:span text:style-name="T7"><text:s text:c="4"/></text:span><text:span text:style-name="T9">"code"</text:span><text:span text:style-name="T7"> </text:span><text:span text:style-name="T2">:</text:span><text:span text:style-name="T7"> </text:span><text:span text:style-name="T9">"life-checkout"</text:span><text:span text:style-name="T2">,</text:span></text:p>
      <text:p text:style-name="P1"><text:span text:style-name="T6"><text:s text:c="4"/></text:span><text:span text:style-name="T8">"name"</text:span><text:span text:style-name="T6"> </text:span><text:span text:style-name="T1">:</text:span><text:span text:style-name="T6"> </text:span><text:span text:style-name="T8">"Life Checkout"</text:span><text:span text:style-name="T1">,</text:span></text:p>
      <text:p text:style-name="P1"><text:span text:style-name="T6"><text:s text:c="4"/></text:span><text:span text:style-name="T8">"currentSlide"</text:span><text:span text:style-name="T6"> </text:span><text:span text:style-name="T1">:</text:span><text:span text:style-name="T6"> </text:span><text:span text:style-name="T8">"insured-details"</text:span><text:span text:style-name="T1">,</text:span></text:p>
      <text:p text:style-name="P1"><text:span text:style-name="T7"><text:s text:c="4"/></text:span><text:span text:style-name="T9">"currentSlideIdx"</text:span><text:span text:style-name="T7"> </text:span><text:span text:style-name="T2">:</text:span><text:span text:style-name="T7"> NumberInt</text:span><text:span text:style-name="T2">(</text:span><text:span text:style-name="T12">1</text:span><text:span text:style-name="T2">),</text:span></text:p>
      <text:p text:style-name="P1"><text:span text:style-name="T6"><text:s text:c="4"/></text:span><text:span text:style-name="T8">"slides"</text:span><text:span text:style-name="T6"> </text:span><text:span text:style-name="T1">:</text:span><text:span text:style-name="T6"> </text:span><text:span text:style-name="T1">[</text:span></text:p>
      <text:p text:style-name="P1"><text:span text:style-name="T6"><text:s text:c="8"/></text:span><text:span text:style-name="T8">"payment_mode"</text:span><text:span text:style-name="T1">,</text:span></text:p>
      <text:p text:style-name="P1"><text:span text:style-name="T6"><text:s text:c="8"/></text:span><text:span text:style-name="T8">"G2_proposer_details"</text:span><text:span text:style-name="T1">,</text:span></text:p>
      <text:p text:style-name="P1"><text:span text:style-name="T6"><text:s text:c="8"/></text:span><text:span text:style-name="T8">"G2_insuredMember_details"</text:span><text:span text:style-name="T1">,</text:span></text:p>
      <text:p text:style-name="P1"><text:span text:style-name="T6"><text:s text:c="8"/></text:span><text:span text:style-name="T8">"user_approval"</text:span></text:p>
      <text:p text:style-name="P1"><text:span text:style-name="T6"><text:s text:c="4"/></text:span><text:span text:style-name="T1">],</text:span></text:p>
      <text:p text:style-name="P1"><text:span text:style-name="T6"><text:s text:c="4"/></text:span><text:span text:style-name="T8">"uniqueIdentifier"</text:span><text:span text:style-name="T6"> </text:span><text:span text:style-name="T1">:</text:span><text:span text:style-name="T6"> </text:span><text:span text:style-name="T8">"LIFE_G4"</text:span></text:p>
      <text:p text:style-name="P7"><text:span text:style-name="T1">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08:45:45.674775160</meta:creation-date>
    <dc:date>2023-04-03T09:00:04.453082634</dc:date>
    <meta:editing-duration>PT14M19S</meta:editing-duration>
    <meta:editing-cycles>1</meta:editing-cycles>
    <meta:document-statistic meta:table-count="0" meta:image-count="0" meta:object-count="0" meta:page-count="13" meta:paragraph-count="787" meta:word-count="1915" meta:character-count="25132" meta:non-whitespace-character-count="15320"/>
    <meta:generator>LibreOffice/7.4.4.2$Linux_X86_64 LibreOffice_project/40$Build-2</meta:generator>
  </office:meta>
</office:document-meta>
</file>